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/>
    </style:style>
    <style:style style:name="P4" style:family="paragraph">
      <style:text-properties fo:font-size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64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marker-start="Symmetric_20_Arrow" draw:marker-end="Symmetric_20_Arrow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1.191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pa del sitio</text:span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0" draw:style-name="gr1"><draw:frame draw:style-name="gr2" draw:text-style-name="P2" svg:width="2.858cm" svg:height="1.165cm" svg:x="0.52cm" svg:y="0.127cm"><draw:text-box><text:p text:style-name="P2">login.jsp</text:p></draw:text-box></draw:frame><draw:g draw:style-name="gr3"><draw:frame draw:style-name="gr2" draw:text-style-name="P2" svg:width="2.858cm" svg:height="1.165cm" svg:x="6.235cm" svg:y="3.196cm"><draw:text-box><text:p text:style-name="P2">index.jsp</text:p></draw:text-box></draw:frame><draw:frame draw:style-name="gr2" draw:text-style-name="P2" svg:width="5.16cm" svg:height="1.165cm" svg:x="5.283cm" svg:y="0.233cm"><draw:text-box><text:p text:style-name="P2">do_registra_usuario.jsp</text:p></draw:text-box></draw:frame><draw:frame draw:style-name="gr2" draw:text-style-name="P2" svg:width="2.858cm" svg:height="1.165cm" svg:x="12.876cm" svg:y="0.497cm"><draw:text-box><text:p text:style-name="P2">logout.jsp</text:p></draw:text-box></draw:frame><draw:frame draw:style-name="gr2" draw:text-style-name="P2" svg:width="5.16cm" svg:height="1.165cm" svg:x="0.52cm" svg:y="5.048cm"><draw:text-box><text:p text:style-name="P2">gestor_perfil_usuario.jsp</text:p></draw:text-box></draw:frame><draw:frame draw:style-name="gr2" draw:text-style-name="P2" svg:width="7.383cm" svg:height="1.165cm" svg:x="8.484cm" svg:y="5.075cm"><draw:text-box><text:p text:style-name="P2">gestor_pacientes_diagnosticos.jsp</text:p></draw:text-box></draw:frame><draw:line draw:style-name="gr4" draw:text-style-name="P2" svg:x1="6.236cm" svg:y1="3.196cm" svg:x2="2.32cm" svg:y2="1cm"><text:p/></draw:line><draw:line draw:style-name="gr4" draw:text-style-name="P2" svg:x1="7.585cm" svg:y1="3.011cm" svg:x2="7.585cm" svg:y2="1.027cm"><text:p/></draw:line><draw:line draw:style-name="gr4" draw:text-style-name="P2" svg:x1="8.881cm" svg:y1="3.196cm" svg:x2="13.035cm" svg:y2="1.079cm"><text:p/></draw:line><draw:line draw:style-name="gr4" draw:text-style-name="P2" svg:x1="6.553cm" svg:y1="3.752cm" svg:x2="5.68cm" svg:y2="5.048cm"><text:p/></draw:line><draw:line draw:style-name="gr4" draw:text-style-name="P2" svg:x1="8.564cm" svg:y1="3.831cm" svg:x2="8.882cm" svg:y2="4.836cm"><text:p/></draw:line><draw:frame draw:style-name="gr2" draw:text-style-name="P2" svg:width="3.89cm" svg:height="1.165cm" svg:x="0.15cm" svg:y="-1.804cm"><draw:text-box><text:p text:style-name="P2">LoginServlet.java</text:p></draw:text-box></draw:frame><draw:frame draw:style-name="gr2" draw:text-style-name="P2" svg:width="4.287cm" svg:height="1.165cm" svg:x="11.58cm" svg:y="-1.99cm"><draw:text-box><text:p text:style-name="P2">LogoutServlet.java</text:p></draw:text-box></draw:frame><draw:frame draw:style-name="gr2" draw:text-style-name="P2" svg:width="6.166cm" svg:height="1.165cm" svg:x="4.754cm" svg:y="-2.122cm"><draw:text-box><text:p text:style-name="P2">RegistraUsuarioServlet.java</text:p></draw:text-box></draw:frame><draw:line draw:style-name="gr4" draw:text-style-name="P2" svg:x1="1.394cm" svg:y1="-0.058cm" svg:x2="1.394cm" svg:y2="-1.169cm"><text:p/></draw:line><draw:line draw:style-name="gr4" draw:text-style-name="P2" svg:x1="7.717cm" svg:y1="0.021cm" svg:x2="7.717cm" svg:y2="-1.434cm"><text:p/></draw:line><draw:line draw:style-name="gr4" draw:text-style-name="P2" svg:x1="14.067cm" svg:y1="0.207cm" svg:x2="14.067cm" svg:y2="-1.328cm"><text:p/></draw:line></draw:g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Mapa del sitio</text:span>:</text:p>
      <text:p text:style-name="P1"/>
      <text:p text:style-name="P1"/>
      <text:p text:style-name="P1"/>
      <text:p text:style-name="P1"/>
      <text:p text:style-name="P1"/>
      <text:p text:style-name="P1"><draw:g text:anchor-type="paragraph" draw:z-index="1" draw:style-name="gr1"><draw:frame draw:style-name="gr2" draw:text-style-name="P2" svg:width="5.16cm" svg:height="1.165cm" svg:x="0.758cm" svg:y="2.495cm"><draw:text-box><text:p text:style-name="P2">do_modifica_usuario.jsp</text:p></draw:text-box></draw:frame><draw:frame draw:style-name="gr2" draw:text-style-name="P2" svg:width="5.795cm" svg:height="1.165cm" svg:x="0.52cm" svg:y="4.691cm"><draw:text-box><text:p text:style-name="P2">ModificaUsuarioServlet.java</text:p></draw:text-box></draw:frame><draw:frame draw:style-name="gr2" draw:text-style-name="P2" svg:width="5.16cm" svg:height="1.165cm" svg:x="5.335cm" svg:y="0.347cm"><draw:text-box><text:p text:style-name="P2">gestor_perfil_usuario.jsp</text:p></draw:text-box></draw:frame><draw:frame draw:style-name="gr2" draw:text-style-name="P2" svg:width="5.16cm" svg:height="1.165cm" svg:x="9.886cm" svg:y="2.548cm"><draw:text-box><text:p text:style-name="P2">do_elimina_usuario.jsp</text:p></draw:text-box></draw:frame><draw:frame draw:style-name="gr2" draw:text-style-name="P2" svg:width="5.795cm" svg:height="1.165cm" svg:x="9.463cm" svg:y="4.744cm"><draw:text-box><text:p text:style-name="P2">EliminaUsuarioServlet.java</text:p></draw:text-box></draw:frame><draw:line draw:style-name="gr4" draw:text-style-name="P2" svg:x1="5.335cm" svg:y1="1.067cm" svg:x2="4.171cm" svg:y2="2.231cm"><text:p/></draw:line><draw:line draw:style-name="gr4" draw:text-style-name="P2" svg:x1="10.495cm" svg:y1="0.934cm" svg:x2="11.342cm" svg:y2="2.283cm"><text:p/></draw:line><draw:line draw:style-name="gr4" draw:text-style-name="P2" svg:x1="2.954cm" svg:y1="4.532cm" svg:x2="2.954cm" svg:y2="3.183cm"><text:p/></draw:line><draw:line draw:style-name="gr4" draw:text-style-name="P2" svg:x1="12.559cm" svg:y1="4.744cm" svg:x2="12.559cm" svg:y2="3.183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2" draw:style-name="gr1"><draw:frame draw:style-name="gr2" draw:text-style-name="P3" svg:width="7.383cm" svg:height="1.165cm" svg:x="4.172cm" svg:y="0.238cm"><draw:text-box><text:p text:style-name="P3"><text:span text:style-name="T2">gestor_pacientes_diagnosticos.jsp</text:span></text:p></draw:text-box></draw:frame><draw:frame draw:style-name="gr2" draw:text-style-name="P3" svg:width="4.578cm" svg:height="1.165cm" svg:x="0.23cm" svg:y="2.09cm"><draw:text-box><text:p text:style-name="P3"><text:span text:style-name="T2">do_alta_paciente.jsp</text:span></text:p></draw:text-box></draw:frame><draw:frame draw:style-name="gr2" draw:text-style-name="P3" svg:width="5.425cm" svg:height="1.165cm" svg:x="10.601cm" svg:y="2.037cm"><draw:text-box><text:p text:style-name="P3"><text:span text:style-name="T2">do_modifica_paciente.jsp</text:span></text:p></draw:text-box></draw:frame><draw:frame draw:style-name="gr2" draw:text-style-name="P3" svg:width="5.425cm" svg:height="1.165cm" svg:x="4.728cm" svg:y="6.641cm"><draw:text-box><text:p text:style-name="P3"><text:span text:style-name="T2">do_elimina_paciente.jsp</text:span></text:p></draw:text-box></draw:frame><draw:line draw:style-name="gr4" draw:text-style-name="P2" svg:x1="4.86cm" svg:y1="1.005cm" svg:x2="3.987cm" svg:y2="1.878cm"><text:p/></draw:line><draw:line draw:style-name="gr4" draw:text-style-name="P2" svg:x1="10.152cm" svg:y1="0.926cm" svg:x2="11.052cm" svg:y2="1.826cm"><text:p/></draw:line><draw:line draw:style-name="gr4" draw:text-style-name="P2" svg:x1="7.374cm" svg:y1="1.005cm" svg:x2="7.374cm" svg:y2="6.35cm"><text:p/></draw:line><draw:frame draw:style-name="gr2" draw:text-style-name="P3" svg:width="6.298cm" svg:height="1.165cm" svg:x="1.05cm" svg:y="3.757cm"><draw:text-box><text:p text:style-name="P3"><text:span text:style-name="T2">ConsultaPacientesServlet.java</text:span></text:p></draw:text-box></draw:frame><draw:frame draw:style-name="gr2" draw:text-style-name="P3" svg:width="5.451cm" svg:height="1.165cm" svg:x="0.071cm" svg:y="5.477cm"><draw:text-box><text:p text:style-name="P3"><text:span text:style-name="T2">AltaPacienteServlet.java</text:span></text:p></draw:text-box></draw:frame><draw:line draw:style-name="gr4" draw:text-style-name="P2" svg:x1="3.749cm" svg:y1="2.646cm" svg:x2="3.749cm" svg:y2="3.757cm"><text:p/></draw:line><draw:line draw:style-name="gr4" draw:text-style-name="P2" svg:x1="0.415cm" svg:y1="2.725cm" svg:x2="0.415cm" svg:y2="5.212cm"><text:p/></draw:line><draw:frame draw:style-name="gr2" draw:text-style-name="P3" svg:width="7.912cm" svg:height="1.165cm" svg:x="7.506cm" svg:y="3.545cm"><draw:text-box><text:p text:style-name="P3"><text:span text:style-name="T2">SeleccionaPacienteModificarServlet.java</text:span></text:p></draw:text-box></draw:frame><draw:line draw:style-name="gr4" draw:text-style-name="P2" svg:x1="12.877cm" svg:y1="2.513cm" svg:x2="12.877cm" svg:y2="3.545cm"><text:p/></draw:line><draw:line draw:style-name="gr4" draw:text-style-name="P2" svg:x1="15.629cm" svg:y1="2.725cm" svg:x2="15.629cm" svg:y2="4.868cm"><text:p/></draw:line><draw:frame draw:style-name="gr2" draw:text-style-name="P3" svg:width="7.912cm" svg:height="1.165cm" svg:x="0.23cm" svg:y="8.652cm"><draw:text-box><text:p text:style-name="P3"><text:span text:style-name="T2">SeleccionaPacienteEliminarServlet.java</text:span></text:p></draw:text-box></draw:frame><draw:frame draw:style-name="gr2" draw:text-style-name="P3" svg:width="5.769cm" svg:height="1.165cm" svg:x="9.861cm" svg:y="8.731cm"><draw:text-box><text:p text:style-name="P3"><text:span text:style-name="T2">EliminaPacienteServlet.java</text:span></text:p></draw:text-box></draw:frame><draw:line draw:style-name="gr4" draw:text-style-name="P2" svg:x1="5.363cm" svg:y1="7.382cm" svg:x2="5.363cm" svg:y2="8.493cm"><text:p/></draw:line><draw:line draw:style-name="gr4" draw:text-style-name="P2" svg:x1="9.675cm" svg:y1="7.302cm" svg:x2="10.68cm" svg:y2="8.307cm"><text:p/></draw:line><draw:frame draw:style-name="gr2" draw:text-style-name="P3" svg:width="5.769cm" svg:height="1.165cm" svg:x="10.231cm" svg:y="5.08cm"><draw:text-box><text:p text:style-name="P3"><text:span text:style-name="T2">ModificaPacienteServlet.java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Mapa del sitio</text:span>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3" draw:style-name="gr1"><draw:frame draw:style-name="gr5" draw:text-style-name="P4" svg:width="6.589cm" svg:height="1.191cm" svg:x="4.939cm" svg:y="0.288cm"><draw:text-box><text:p text:style-name="P2"><text:span text:style-name="T2">gestor_pacientes_diagnosticos.jsp</text:span></text:p><text:p><text:span text:style-name="T2"/></text:p></draw:text-box></draw:frame><draw:frame draw:style-name="gr5" draw:text-style-name="P4" svg:width="4.605cm" svg:height="1.191cm" svg:x="6.262cm" svg:y="-4.007cm"><draw:text-box><text:p text:style-name="P2"><text:span text:style-name="T2">do_alta_diagnostico.jsp</text:span></text:p><text:p><text:span text:style-name="T2"/></text:p></draw:text-box></draw:frame><draw:frame draw:style-name="gr5" draw:text-style-name="P4" svg:width="8.785cm" svg:height="1.191cm" svg:x="0.256cm" svg:y="-6.406cm"><draw:text-box><text:p text:style-name="P2"><text:span text:style-name="T2">SeleccionaPacienteDiagnosticarServlet.java</text:span></text:p></draw:text-box></draw:frame><draw:frame draw:style-name="gr5" draw:text-style-name="P4" svg:width="5.504cm" svg:height="1.191cm" svg:x="10.019cm" svg:y="-6.38cm"><draw:text-box><text:p text:style-name="P2"><text:span text:style-name="T2">AltaDiagnosticoServlet.java</text:span></text:p></draw:text-box></draw:frame><draw:line draw:style-name="gr4" draw:text-style-name="P2" svg:x1="6.103cm" svg:y1="-4.289cm" svg:x2="4.78cm" svg:y2="-5.612cm"><text:p/></draw:line><draw:line draw:style-name="gr4" draw:text-style-name="P2" svg:x1="10.866cm" svg:y1="-4.007cm" svg:x2="12.656cm" svg:y2="-5.797cm"><text:p/></draw:line><draw:line draw:style-name="gr4" draw:text-style-name="P2" svg:x1="8.511cm" svg:y1="-0.162cm" svg:x2="8.511cm" svg:y2="-3.178cm"><text:p/></draw:line><draw:frame draw:style-name="gr5" draw:text-style-name="P4" svg:width="5.451cm" svg:height="1.191cm" svg:x="0.097cm" svg:y="4.08cm"><draw:text-box><text:p text:style-name="P2"><text:span text:style-name="T2">do_modifica_diagnostico.jsp</text:span></text:p><text:p><text:span text:style-name="T2"/></text:p></draw:text-box></draw:frame><draw:frame draw:style-name="gr5" draw:text-style-name="P4" svg:width="9.949cm" svg:height="1.191cm" svg:x="1.579cm" svg:y="5.809cm"><draw:text-box><text:p text:style-name="P2"><text:span text:style-name="T2">SeleccionaPacienteModificarDiagnosticoServlet.java</text:span></text:p></draw:text-box></draw:frame><draw:frame draw:style-name="gr5" draw:text-style-name="P4" svg:width="8.573cm" svg:height="1.191cm" svg:x="0.944cm" svg:y="7cm"><draw:text-box><text:p text:style-name="P2"><text:span text:style-name="T2">SeleccionaDiagnosticoModificarServlet.java</text:span></text:p></draw:text-box></draw:frame><draw:frame draw:style-name="gr5" draw:text-style-name="P4" svg:width="6.245cm" svg:height="1.191cm" svg:x="0.123cm" svg:y="8.799cm"><draw:text-box><text:p text:style-name="P2"><text:span text:style-name="T2">ModificaDiagnostico</text:span><text:span text:style-name="T2">Servlet.java</text:span></text:p></draw:text-box></draw:frame><draw:line draw:style-name="gr4" draw:text-style-name="P2" svg:x1="0.467cm" svg:y1="4.68cm" svg:x2="0.467cm" svg:y2="8.64cm"><text:p/></draw:line><draw:line draw:style-name="gr4" draw:text-style-name="P2" svg:x1="1.129cm" svg:y1="4.707cm" svg:x2="1.129cm" svg:y2="7cm"><text:p/></draw:line><draw:line draw:style-name="gr4" draw:text-style-name="P2" svg:x1="1.658cm" svg:y1="4.654cm" svg:x2="1.658cm" svg:y2="5.651cm"><text:p/></draw:line><draw:line draw:style-name="gr4" draw:text-style-name="P2" svg:x1="4.939cm" svg:y1="1.108cm" svg:x2="2.399cm" svg:y2="3.648cm"><text:p/></draw:line><draw:frame draw:style-name="gr5" draw:text-style-name="P4" svg:width="5.451cm" svg:height="1.191cm" svg:x="10.469cm" svg:y="9.257cm"><draw:text-box><text:p text:style-name="P2"><text:span text:style-name="T2">do_elimina_diagnostico.jsp</text:span></text:p><text:p><text:span text:style-name="T2"/></text:p></draw:text-box></draw:frame><draw:frame draw:style-name="gr5" draw:text-style-name="P4" svg:width="9.949cm" svg:height="1.191cm" svg:x="2.293cm" svg:y="11.612cm"><draw:text-box><text:p text:style-name="P2"><text:span text:style-name="T2">SeleccionaPacienteEliminarDiagnosticoServlet.java</text:span></text:p></draw:text-box></draw:frame><draw:frame draw:style-name="gr5" draw:text-style-name="P4" svg:width="8.573cm" svg:height="1.191cm" svg:x="4.621cm" svg:y="13.729cm"><draw:text-box><text:p text:style-name="P2"><text:span text:style-name="T2">SeleccionaDiagnosticoEliminarServlet.java</text:span></text:p></draw:text-box></draw:frame><draw:frame draw:style-name="gr5" draw:text-style-name="P4" svg:width="6.245cm" svg:height="1.191cm" svg:x="8.908cm" svg:y="15.934cm"><draw:text-box><text:p text:style-name="P2"><text:span text:style-name="T2">EliminaDiagnosticoServlet.java</text:span></text:p></draw:text-box></draw:frame><draw:line draw:style-name="gr4" draw:text-style-name="P2" svg:x1="11.527cm" svg:y1="1.082cm" svg:x2="13.326cm" svg:y2="8.623cm"><text:p/></draw:line><draw:line draw:style-name="gr4" draw:text-style-name="P2" svg:x1="10.76cm" svg:y1="9.892cm" svg:x2="10.76cm" svg:y2="11.612cm"><text:p/></draw:line><draw:line draw:style-name="gr4" draw:text-style-name="P2" svg:x1="12.691cm" svg:y1="13.57cm" svg:x2="12.691cm" svg:y2="9.892cm"><text:p/></draw:line><draw:line draw:style-name="gr4" draw:text-style-name="P2" svg:x1="14.834cm" svg:y1="15.819cm" svg:x2="14.834cm" svg:y2="9.919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AR" style:font-name-asian="Bitstream Vera Sans2" style:font-size-asian="12pt" style:language-asian="es" style:country-asian="ES" style:font-name-complex="Bitstream Vera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 style:page-usage="mirrored">
      <style:page-layout-properties fo:page-width="21.001cm" fo:page-height="29.7cm" style:num-format="1" style:print-orientation="portrait" fo:margin-top="1cm" fo:margin-bottom="1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TRABAJO FINAL DE TALLER DE PROGRAMACIÓN 3 : PORTAL WEB CLÍNICA 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Ezequiel Villanueva</meta:initial-creator>
    <meta:creation-date>2007-12-18T21:22:01</meta:creation-date>
    <dc:creator>Ezequiel Villanueva</dc:creator>
    <dc:date>2007-12-18T22:37:54</dc:date>
    <meta:printed-by>Ezequiel Villanueva</meta:printed-by>
    <meta:print-date>2007-12-18T22:25:17</meta:print-date>
    <dc:language>es-AR</dc:language>
    <meta:editing-cycles>3</meta:editing-cycles>
    <meta:editing-duration>PT1H15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" meta:word-count="19" meta:character-count="110"/>
  </office:meta>
</office:document-meta>
</file>